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CE 477 – Hardware Applications in C</text:p>
      <text:p text:style-name="P1"/>
      <text:p text:style-name="P1">Digital Multimeter</text:p>
      <text:p text:style-name="P1"/>
      <text:p text:style-name="P2">April 15, 2010</text:p>
      <text:p text:style-name="P2"><text:span text:style-name="T1"/></text:p>
      <text:p text:style-name="P2"><text:span text:style-name="T1">C. McGary, J. Castro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m </meta:initial-creator>
    <meta:creation-date>2010-04-11T20:44:57.09</meta:creation-date>
    <meta:generator>OpenOffice.org/3.1$Win32 OpenOffice.org_project/310m19$Build-9420</meta:generator>
    <dc:date>2010-04-11T20:50:28.58</dc:date>
    <dc:creator>Cam </dc:creator>
    <meta:editing-duration>PT00H05M33S</meta:editing-duration>
    <meta:editing-cycles>3</meta:editing-cycles>
    <meta:document-statistic meta:table-count="0" meta:image-count="0" meta:object-count="0" meta:page-count="2" meta:paragraph-count="4" meta:word-count="16" meta:character-count="88"/>
  </office:meta>
</office:document-meta>
</file>